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486F00003C10000088D55C45ABCA50F479FF.svg" manifest:media-type="image/svg+xml"/>
  <manifest:file-entry manifest:full-path="Pictures/10000201000000BF00000209C21C7DC439D53795.png" manifest:media-type="image/png"/>
  <manifest:file-entry manifest:full-path="Pictures/10000201000001AE0000020A67D51F51F618B0A6.png" manifest:media-type="image/png"/>
  <manifest:file-entry manifest:full-path="Pictures/1000115F00001DA2000023F477C99BA2107F3501.svg" manifest:media-type="image/svg+xml"/>
  <manifest:file-entry manifest:full-path="Pictures/10000201000001D50000042BC1BD58B74FFEA078.png" manifest:media-type="image/png"/>
  <manifest:file-entry manifest:full-path="Pictures/100002010000012C000001E194F3A1E699F1824D.png" manifest:media-type="image/png"/>
  <manifest:file-entry manifest:full-path="Pictures/10002A710000915B0000B06AE4C883BEAB9C0C99.svg" manifest:media-type="image/svg+xml"/>
  <manifest:file-entry manifest:full-path="Pictures/10000201000002820000030BA613B031C6996A53.png" manifest:media-type="image/png"/>
  <manifest:file-entry manifest:full-path="Pictures/10003448000014AC0000211E8469360F0201ED64.svg" manifest:media-type="image/svg+xml"/>
  <manifest:file-entry manifest:full-path="Pictures/10000B5900000D22000023E4ACA160A8A0E5B8C6.svg" manifest:media-type="image/svg+xml"/>
  <manifest:file-entry manifest:full-path="Pictures/100039620000A2950000B040D0CB3262B16901A0.svg" manifest:media-type="image/svg+xml"/>
  <manifest:file-entry manifest:full-path="Pictures/10000201000002A7000002E0432E51E169840D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63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5cm" svg:height="6.06cm" svg:x="1.4cm" svg:y="1.1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A613B031C6996A53.png" xlink:type="simple" xlink:show="embed" xlink:actuate="onLoad" loext:mime-type="image/png"/>
        </draw:frame>
        <draw:frame draw:style-name="gr1" draw:text-style-name="P1" draw:layer="layout" svg:width="5cm" svg:height="6.06cm" svg:x="8.4cm" svg:y="1.2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A613B031C6996A53.png" xlink:type="simple" xlink:show="embed" xlink:actuate="onLoad" loext:mime-type="image/png"/>
        </draw:frame>
        <draw:frame draw:style-name="gr1" draw:text-style-name="P1" draw:layer="layout" svg:width="3.62cm" svg:height="5.47cm" svg:x="15.08cm" svg:y="1.23cm">
          <draw:image xlink:href="Pictures/10003448000014AC0000211E8469360F0201ED64.svg" xlink:type="simple" xlink:show="embed" xlink:actuate="onLoad" loext:mime-type="image/svg+xml">
            <text:p/>
          </draw:image>
          <draw:image xlink:href="Pictures/100002010000012C000001E194F3A1E699F1824D.png" xlink:type="simple" xlink:show="embed" xlink:actuate="onLoad" loext:mime-type="image/png"/>
        </draw:frame>
        <draw:frame draw:style-name="gr2" draw:text-style-name="P1" draw:layer="layout" svg:width="0.893cm" svg:height="1.932cm" svg:x="1.315cm" svg:y="8.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AE0000020A67D51F51F618B0A6.png" xlink:type="simple" xlink:show="embed" xlink:actuate="onLoad" loext:mime-type="image/png"/>
        </draw:frame>
        <draw:frame draw:style-name="gr1" draw:text-style-name="P1" draw:layer="layout" svg:width="0.783cm" svg:height="2.116cm" svg:x="2.953cm" svg:y="11.614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BF00000209C21C7DC439D53795.png" xlink:type="simple" xlink:show="embed" xlink:actuate="onLoad" loext:mime-type="image/png"/>
        </draw:frame>
        <draw:frame draw:style-name="gr2" draw:text-style-name="P1" draw:layer="layout" svg:width="0.885cm" svg:height="1.95cm" svg:x="1.347cm" svg:y="10.408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AE0000020A67D51F51F618B0A6.png" xlink:type="simple" xlink:show="embed" xlink:actuate="onLoad" loext:mime-type="image/png"/>
        </draw:frame>
        <draw:frame draw:style-name="gr2" draw:text-style-name="P1" draw:layer="layout" svg:width="0.884cm" svg:height="1.932cm" svg:x="1.425cm" svg:y="12.668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AE0000020A67D51F51F618B0A6.png" xlink:type="simple" xlink:show="embed" xlink:actuate="onLoad" loext:mime-type="image/png"/>
        </draw:frame>
        <draw:frame draw:style-name="gr1" draw:text-style-name="P1" draw:layer="layout" svg:width="0.777cm" svg:height="2.116cm" svg:x="3.068cm" svg:y="8.97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BF00000209C21C7DC439D53795.png" xlink:type="simple" xlink:show="embed" xlink:actuate="onLoad" loext:mime-type="image/png"/>
        </draw:frame>
        <draw:frame draw:style-name="gr1" draw:text-style-name="P1" draw:layer="layout" svg:width="0.598cm" svg:height="1.376cm" svg:x="15.438cm" svg:y="8.9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50000042BC1BD58B74FFEA078.png" xlink:type="simple" xlink:show="embed" xlink:actuate="onLoad" loext:mime-type="image/png"/>
        </draw:frame>
        <draw:frame draw:style-name="gr1" draw:text-style-name="P1" draw:layer="layout" svg:width="0.613cm" svg:height="1.371cm" svg:x="15.386cm" svg:y="10.558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50000042BC1BD58B74FFEA078.png" xlink:type="simple" xlink:show="embed" xlink:actuate="onLoad" loext:mime-type="image/png"/>
        </draw:frame>
        <draw:frame draw:style-name="gr1" draw:text-style-name="P1" draw:layer="layout" svg:width="0.613cm" svg:height="1.376cm" svg:x="15.386cm" svg:y="13.237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50000042BC1BD58B74FFEA078.png" xlink:type="simple" xlink:show="embed" xlink:actuate="onLoad" loext:mime-type="image/png"/>
        </draw:frame>
        <draw:frame draw:style-name="gr2" draw:text-style-name="P1" draw:layer="layout" svg:width="1.076cm" svg:height="2.388cm" svg:x="13.716cm" svg:y="9.689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AE0000020A67D51F51F618B0A6.png" xlink:type="simple" xlink:show="embed" xlink:actuate="onLoad" loext:mime-type="image/png"/>
        </draw:frame>
        <draw:frame draw:style-name="gr2" draw:text-style-name="P1" draw:layer="layout" svg:width="1.095cm" svg:height="2.387cm" svg:x="13.977cm" svg:y="13.013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AE0000020A67D51F51F618B0A6.png" xlink:type="simple" xlink:show="embed" xlink:actuate="onLoad" loext:mime-type="image/png"/>
        </draw:frame>
        <draw:frame draw:style-name="gr3" draw:text-style-name="P2" draw:layer="layout" svg:width="5.03cm" svg:height="5.527cm" svg:x="5.7cm" svg:y="16.273cm">
          <draw:image xlink:href="Pictures/100039620000A2950000B040D0CB3262B16901A0.svg" xlink:type="simple" xlink:show="embed" xlink:actuate="onLoad" loext:mime-type="image/svg+xml">
            <text:p/>
          </draw:image>
          <draw:image xlink:href="Pictures/10000201000002A7000002E0432E51E169840D2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0:02:19.530823743</meta:creation-date>
    <dc:date>2018-12-20T11:23:42.811000000</dc:date>
    <meta:editing-duration>PT1H36S</meta:editing-duration>
    <meta:editing-cycles>10</meta:editing-cycles>
    <meta:generator>LibreOffice/6.1.1.2$Windows_X86_64 LibreOffice_project/5d19a1bfa650b796764388cd8b33a5af1f5baa1b</meta:generator>
    <meta:document-statistic meta:object-count="14"/>
  </office:meta>
</office:document-meta>
</file>